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7390" officeooo:paragraph-rsid="00067390"/>
    </style:style>
    <style:style style:name="P2" style:family="paragraph" style:parent-style-name="Standard">
      <style:text-properties fo:language="en" fo:country="US" officeooo:rsid="00067390" officeooo:paragraph-rsid="0008301e"/>
    </style:style>
    <style:style style:name="P3" style:family="paragraph" style:parent-style-name="Standard">
      <style:text-properties fo:language="en" fo:country="US" officeooo:rsid="00067390" officeooo:paragraph-rsid="00233a68"/>
    </style:style>
    <style:style style:name="P4" style:family="paragraph" style:parent-style-name="Standard">
      <style:text-properties fo:language="en" fo:country="US" officeooo:rsid="00067390" officeooo:paragraph-rsid="0024afb7"/>
    </style:style>
    <style:style style:name="P5" style:family="paragraph" style:parent-style-name="Standard">
      <style:text-properties fo:language="en" fo:country="US" officeooo:rsid="0008301e" officeooo:paragraph-rsid="0008301e"/>
    </style:style>
    <style:style style:name="P6" style:family="paragraph" style:parent-style-name="Standard">
      <style:text-properties fo:language="en" fo:country="US" officeooo:rsid="0008bfaa" officeooo:paragraph-rsid="0008bfaa"/>
    </style:style>
    <style:style style:name="P7" style:family="paragraph" style:parent-style-name="Standard">
      <style:text-properties fo:language="en" fo:country="US" fo:font-weight="bold" officeooo:rsid="0009b2bf" officeooo:paragraph-rsid="0009b2b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09b2bf" officeooo:paragraph-rsid="00233a68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09b2bf" officeooo:paragraph-rsid="0024afb7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09b2bf" officeooo:paragraph-rsid="0024dd8a" style:font-weight-asian="bold" style:font-weight-complex="bold"/>
    </style:style>
    <style:style style:name="P11" style:family="paragraph" style:parent-style-name="Standard">
      <style:text-properties fo:language="en" fo:country="US" fo:font-weight="normal" officeooo:rsid="000a9878" officeooo:paragraph-rsid="00151ec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0edad4" officeooo:paragraph-rsid="0011c1b4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0edad4" officeooo:paragraph-rsid="001f1c6d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067390" officeooo:paragraph-rsid="00233a68" style:font-weight-asian="normal" style:font-weight-complex="normal"/>
    </style:style>
    <style:style style:name="P15" style:family="paragraph" style:parent-style-name="Standard">
      <style:text-properties fo:language="en" fo:country="US" officeooo:rsid="00233a68" officeooo:paragraph-rsid="00233a68"/>
    </style:style>
    <style:style style:name="P16" style:family="paragraph" style:parent-style-name="Standard">
      <style:text-properties fo:language="en" fo:country="US" officeooo:rsid="0009b2bf" officeooo:paragraph-rsid="0024dd8a"/>
    </style:style>
    <style:style style:name="P17" style:family="paragraph" style:parent-style-name="Standard">
      <style:text-properties fo:language="en" fo:country="US" fo:font-style="normal" fo:font-weight="normal" officeooo:rsid="00233a68" officeooo:paragraph-rsid="00233a6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ize="14pt" fo:language="en" fo:country="US" fo:font-weight="bold" officeooo:rsid="00233a68" officeooo:paragraph-rsid="00233a68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fo:font-size="14pt" fo:language="en" fo:country="US" fo:font-weight="bold" officeooo:rsid="00233a68" officeooo:paragraph-rsid="00233a68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fo:font-size="14pt" fo:language="en" fo:country="US" fo:font-weight="normal" officeooo:rsid="00067390" officeooo:paragraph-rsid="0024dd8a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color="#000000" fo:font-size="14pt" fo:language="en" fo:country="US" fo:font-style="normal" fo:font-weight="bold" officeooo:rsid="0024afb7" officeooo:paragraph-rsid="0024afb7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color="#000000" fo:font-size="14pt" fo:language="en" fo:country="US" fo:font-style="normal" fo:font-weight="bold" officeooo:rsid="0024dd8a" officeooo:paragraph-rsid="0024dd8a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color="#000000" fo:font-size="14pt" fo:language="en" fo:country="US" fo:font-style="normal" fo:font-weight="bold" officeooo:rsid="00233a68" officeooo:paragraph-rsid="0024afb7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color="#000000" fo:font-size="14pt" fo:language="en" fo:country="US" fo:font-style="normal" fo:font-weight="normal" officeooo:rsid="0024dd8a" officeooo:paragraph-rsid="0024dd8a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color="#000000" fo:font-size="14pt" fo:language="en" fo:country="US" fo:font-style="normal" fo:font-weight="bold" officeooo:rsid="00283f38" officeooo:paragraph-rsid="00283f38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color="#000000" fo:font-size="14pt" fo:language="en" fo:country="US" fo:font-style="normal" fo:font-weight="bold" officeooo:rsid="0024dd8a" officeooo:paragraph-rsid="00283f38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color="#000000" fo:font-size="14pt" fo:language="en" fo:country="US" fo:font-style="normal" fo:font-weight="normal" officeooo:rsid="00067390" officeooo:paragraph-rsid="00283f38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color="#000000" fo:font-size="12pt" fo:language="en" fo:country="US" fo:font-style="normal" fo:font-weight="bold" officeooo:rsid="00283f38" officeooo:paragraph-rsid="00283f3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000000" fo:font-size="12pt" fo:language="en" fo:country="US" fo:font-style="normal" fo:font-weight="bold" officeooo:rsid="00283f38" officeooo:paragraph-rsid="002bba0e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000000" fo:font-size="12pt" fo:language="en" fo:country="US" fo:font-style="normal" fo:font-weight="bold" officeooo:rsid="00283f38" officeooo:paragraph-rsid="0029fe5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color="#000000" fo:font-size="12pt" fo:language="en" fo:country="US" fo:font-style="normal" fo:font-weight="normal" officeooo:rsid="00067390" officeooo:paragraph-rsid="00283f3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fo:font-size="12pt" fo:language="en" fo:country="US" fo:font-style="normal" fo:font-weight="normal" officeooo:rsid="00067390" officeooo:paragraph-rsid="0029fe5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233a68" officeooo:paragraph-rsid="00283f3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officeooo:rsid="0008301e" officeooo:paragraph-rsid="001f1c6d"/>
    </style:style>
    <style:style style:name="T1" style:family="text">
      <style:text-properties fo:font-size="24pt" officeooo:rsid="0024dd8a" style:font-size-asian="24pt" style:font-size-complex="24pt"/>
    </style:style>
    <style:style style:name="T2" style:family="text">
      <style:text-properties fo:font-weight="bold" officeooo:rsid="0024afb7" style:font-weight-asian="bold" style:font-weight-complex="bold"/>
    </style:style>
    <style:style style:name="T3" style:family="text">
      <style:text-properties fo:font-weight="bold" officeooo:rsid="00233a68" style:font-weight-asian="bold" style:font-weight-complex="bold"/>
    </style:style>
    <style:style style:name="T4" style:family="text">
      <style:text-properties fo:font-weight="bold" officeooo:rsid="0024dd8a" style:font-weight-asian="bold" style:font-weight-complex="bold"/>
    </style:style>
    <style:style style:name="T5" style:family="text">
      <style:text-properties officeooo:rsid="000f6ffb"/>
    </style:style>
    <style:style style:name="T6" style:family="text">
      <style:text-properties fo:font-style="italic" officeooo:rsid="0008301e" style:font-style-asian="italic" style:font-style-complex="italic"/>
    </style:style>
    <style:style style:name="T7" style:family="text">
      <style:text-properties fo:font-style="italic" officeooo:rsid="00233a68" style:font-style-asian="italic" style:font-style-complex="italic"/>
    </style:style>
    <style:style style:name="T8" style:family="text">
      <style:text-properties fo:font-style="italic" officeooo:rsid="0024afb7" style:font-style-asian="italic" style:font-style-complex="italic"/>
    </style:style>
    <style:style style:name="T9" style:family="text">
      <style:text-properties fo:font-style="italic" officeooo:rsid="0024dd8a" style:font-style-asian="italic" style:font-style-complex="italic"/>
    </style:style>
    <style:style style:name="T10" style:family="text">
      <style:text-properties fo:font-style="italic" officeooo:rsid="00283f38" style:font-style-asian="italic" style:font-style-complex="italic"/>
    </style:style>
    <style:style style:name="T11" style:family="text">
      <style:text-properties fo:font-style="normal" officeooo:rsid="00233a68" style:font-style-asian="normal" style:font-style-complex="normal"/>
    </style:style>
    <style:style style:name="T12" style:family="text">
      <style:text-properties fo:font-style="normal" officeooo:rsid="0024afb7" style:font-style-asian="normal" style:font-style-complex="normal"/>
    </style:style>
    <style:style style:name="T13" style:family="text">
      <style:text-properties fo:font-style="normal" officeooo:rsid="0024dd8a" style:font-style-asian="normal" style:font-style-complex="normal"/>
    </style:style>
    <style:style style:name="T14" style:family="text">
      <style:text-properties fo:font-style="normal" officeooo:rsid="00253144" style:font-style-asian="normal" style:font-style-complex="normal"/>
    </style:style>
    <style:style style:name="T15" style:family="text">
      <style:text-properties fo:font-style="normal" officeooo:rsid="002c8f61" style:font-style-asian="normal" style:font-style-complex="normal"/>
    </style:style>
    <style:style style:name="T16" style:family="text">
      <style:text-properties officeooo:rsid="0016bca7"/>
    </style:style>
    <style:style style:name="T17" style:family="text">
      <style:text-properties officeooo:rsid="00233a68"/>
    </style:style>
    <style:style style:name="T18" style:family="text">
      <style:text-properties fo:color="#ce181e" officeooo:rsid="0016bca7"/>
    </style:style>
    <style:style style:name="T19" style:family="text">
      <style:text-properties fo:color="#ce181e" officeooo:rsid="00233a68"/>
    </style:style>
    <style:style style:name="T20" style:family="text">
      <style:text-properties fo:color="#ce181e" officeooo:rsid="0024afb7"/>
    </style:style>
    <style:style style:name="T21" style:family="text">
      <style:text-properties fo:color="#ce181e" fo:font-weight="bold" officeooo:rsid="0024dd8a" style:font-weight-asian="bold" style:font-weight-complex="bold"/>
    </style:style>
    <style:style style:name="T22" style:family="text">
      <style:text-properties officeooo:rsid="0024afb7"/>
    </style:style>
    <style:style style:name="T23" style:family="text">
      <style:text-properties fo:color="#ed1c24" officeooo:rsid="00233a68"/>
    </style:style>
    <style:style style:name="T24" style:family="text">
      <style:text-properties style:text-position="super 58%" officeooo:rsid="0024afb7"/>
    </style:style>
    <style:style style:name="T25" style:family="text">
      <style:text-properties officeooo:rsid="0024dd8a"/>
    </style:style>
    <style:style style:name="T26" style:family="text">
      <style:text-properties officeooo:rsid="0029fe5e"/>
    </style:style>
    <style:style style:name="T27" style:family="text">
      <style:text-properties officeooo:rsid="002bba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tab/><text:tab/><text:tab/><text:tab/><text:tab/><text:span text:style-name="T1">Features </text:span></text:p>
      <text:p text:style-name="P7"/>
      <text:p text:style-name="P19">ATTENDANCE</text:p>
      <text:p text:style-name="P18"/>
      <text:p text:style-name="P7"><text:span text:style-name="T16">1.TEACHER UPLOADS ATTENDANCE (</text:span><text:span text:style-name="T18">Custom UI</text:span><text:span text:style-name="T16">)</text:span></text:p>
      <text:p text:style-name="P3">As a<text:span text:style-name="T6"> </text:span><text:span text:style-name="T7">class teacher</text:span> <text:span text:style-name="T5">I have to </text:span>add<text:span text:style-name="T17"> <text:s/>per day attendance of every student that is studying in my class</text:span></text:p>
      <text:p text:style-name="P2"/>
      <text:p text:style-name="P8"><text:span text:style-name="T17">2.TEACHER EDITS ATTENDANCE (</text:span><text:span text:style-name="T18">Custom U/I</text:span><text:span text:style-name="T16">)</text:span></text:p>
      <text:p text:style-name="P3">As a<text:span text:style-name="T6"> </text:span><text:span text:style-name="T7">class teacher</text:span> <text:span text:style-name="T5">I can edit per day attendance <text:s/>of every student that is studying in my class</text:span></text:p>
      <text:p text:style-name="P1"/>
      <text:p text:style-name="P8"><text:span text:style-name="T17">3. STUDENT ID CARD <text:s/>ATTENDANCE (</text:span><text:span text:style-name="T23">Hardware</text:span><text:span text:style-name="T17">)</text:span></text:p>
      <text:p text:style-name="P15">Create a a hardware module which will upload attendance of student for that day , when the student swipes his/her card on the machine. </text:p>
      <text:p text:style-name="P1"/>
      <text:p text:style-name="P8"><text:span text:style-name="T17">4.</text:span>DISPLAY <text:span text:style-name="T17">ATTENDANCE OF STUDENT (</text:span><text:span text:style-name="T19">Custom UI</text:span><text:span text:style-name="T17">)</text:span></text:p>
      <text:p text:style-name="P14">As a<text:span text:style-name="T6"> </text:span><text:span text:style-name="T7">class teacher/student/parent I </text:span><text:span text:style-name="T11">want to view academic year wise attendance. <text:s/></text:span></text:p>
      <text:p text:style-name="P17"/>
      <text:p text:style-name="P21">ADMISSION</text:p>
      <text:p text:style-name="P21"/>
      <text:p text:style-name="P9"><text:span text:style-name="T16">1.PARENT FILLS ADMISSION FORM (</text:span><text:span text:style-name="T18">Custom UI</text:span><text:span text:style-name="T16">)</text:span></text:p>
      <text:p text:style-name="P4">As a<text:span text:style-name="T6"> </text:span><text:span text:style-name="T8">parent</text:span> <text:span text:style-name="T5">I have to fill the admission form on behalf of my child, on filling this form I will receive a token which will be need during admission at the school.</text:span></text:p>
      <text:p text:style-name="P4"/>
      <text:p text:style-name="P9"><text:span text:style-name="T17">2.GENERATING FEE STRUCTURE.(</text:span><text:span text:style-name="T20">Modified CRUD</text:span><text:span text:style-name="T17">)</text:span></text:p>
      <text:p text:style-name="P4">As a<text:span text:style-name="T6"> </text:span><text:span text:style-name="T8">admin</text:span> <text:span text:style-name="T22">I have to set the fee structure of each and every standard (K.G1 or K.G2</text:span><text:span text:style-name="T24"> </text:span><text:span text:style-name="T22">).The fee structure may or may not change for every class. They change may depend on subjects offered/selected,</text:span></text:p>
      <text:p text:style-name="P4"/>
      <text:p text:style-name="P16"><text:span text:style-name="T4">3</text:span><text:span text:style-name="T2">.ONLINE PAYMENT. (</text:span><text:span text:style-name="T21">OPTIONAL</text:span><text:span text:style-name="T3">)</text:span></text:p>
      <text:p text:style-name="P4"/>
      <text:p text:style-name="P10"><text:bookmark-start text:name="__DdeLink__231_3601315720"/><text:span text:style-name="T25">4.DISPLAY ADMISSION DETAILS BASED ON TOKEN. (</text:span><text:span text:style-name="T18">Custom UI</text:span><text:span text:style-name="T16">)</text:span></text:p>
      <text:p text:style-name="P20"><text:span text:style-name="T11">As a</text:span><text:span text:style-name="T6"> </text:span><text:span text:style-name="T9">staff at the admission counter</text:span><text:span text:style-name="T11"> </text:span><text:span text:style-name="T12">I have </text:span><text:span text:style-name="T13">to accept the token from the parent , cross check the info they have entered. I should also be allowed to edit this form. Once I cross check and </text:span><text:span text:style-name="T15">verified</text:span><text:span text:style-name="T13"> the details and hit the confirm button the data should be entered.</text:span><text:bookmark-end text:name="__DdeLink__231_3601315720"/></text:p>
      <text:p text:style-name="P24"/>
      <text:p text:style-name="P10"><text:span text:style-name="T25">4.DISPLAY YEAR WISE ADMISSION STATISTICS. (</text:span><text:span text:style-name="T18">Custom UI</text:span><text:span text:style-name="T16">)</text:span></text:p>
      <text:p text:style-name="P20"><text:span text:style-name="T11">As a</text:span><text:span text:style-name="T6"> </text:span><text:span text:style-name="T9">staff at the admission counter</text:span><text:span text:style-name="T11"> </text:span><text:span text:style-name="T12">I</text:span><text:span text:style-name="T13"> want to know <text:s/>how many students have applied for admission </text:span><text:span text:style-name="T14">this year and the previous years.</text:span></text:p>
      <text:p text:style-name="P21"/>
      <text:p text:style-name="P33"/>
      <text:p text:style-name="P25"/>
      <text:p text:style-name="P25"/>
      <text:p text:style-name="P25"/>
      <text:p text:style-name="P25"/>
      <text:p text:style-name="P25"><text:soft-page-break/></text:p>
      <text:p text:style-name="P25">LIBRARY</text:p>
      <text:p text:style-name="P25"/>
      <text:p text:style-name="P28">1.ADD/UPDATE/VIEW DELETE BOOK. <text:span text:style-name="T25">(</text:span><text:span text:style-name="T18">Custom UI</text:span><text:span text:style-name="T16">)</text:span></text:p>
      <text:p text:style-name="P31"><text:span text:style-name="T17">As a</text:span><text:span text:style-name="T6"> </text:span><text:span text:style-name="T10">librarian </text:span><text:span text:style-name="T17">I want to know to add/edit books to the library. Also view books in the library. To add book I'll require publisher,one or many authors and a source.</text:span></text:p>
      <text:p text:style-name="P31"/>
      <text:p text:style-name="P29">2.ADD/UPDATE/VIEW PUBLISHER <text:span text:style-name="T27">(</text:span><text:span text:style-name="T20">CRUD</text:span><text:span text:style-name="T17">)</text:span></text:p>
      <text:p text:style-name="P31"><text:span text:style-name="T17">As a</text:span><text:span text:style-name="T6"> </text:span><text:span text:style-name="T10">librarian </text:span><text:span text:style-name="T17">I want to know to add/edit/view publisher <text:s/>details in the library. </text:span></text:p>
      <text:p text:style-name="P31"/>
      <text:p text:style-name="P29">3.ADD/UPDATE/VIEW SOURCE <text:span text:style-name="T27">(</text:span><text:span text:style-name="T20">CRUD</text:span><text:span text:style-name="T17">)</text:span></text:p>
      <text:p text:style-name="P31"><text:span text:style-name="T17">As a</text:span><text:span text:style-name="T6"> </text:span><text:span text:style-name="T10">librarian </text:span><text:span text:style-name="T17">I want to know to add/edit/view source <text:s/>details in the library. </text:span></text:p>
      <text:p text:style-name="P31"/>
      <text:p text:style-name="P29"><text:span text:style-name="T26">4</text:span>.ADD/UPDATE/VIEW <text:span text:style-name="T26">BORROW</text:span> <text:span text:style-name="T27">(</text:span><text:span text:style-name="T20">CRUD</text:span><text:span text:style-name="T17">)</text:span></text:p>
      <text:p text:style-name="P32"><text:span text:style-name="T17">As a</text:span><text:span text:style-name="T6"> </text:span><text:span text:style-name="T10">librarian </text:span><text:span text:style-name="T17">I want to know to add/edit/view borrow details in the library. </text:span></text:p>
      <text:p text:style-name="P32"/>
      <text:p text:style-name="P29"><text:span text:style-name="T26">5</text:span>.ADD/UPDATE/VIEW <text:span text:style-name="T26">RETURN</text:span> <text:span text:style-name="T27">(</text:span><text:span text:style-name="T20">CRUD</text:span><text:span text:style-name="T17">)</text:span></text:p>
      <text:p text:style-name="P32"><text:span text:style-name="T17">As a</text:span><text:span text:style-name="T6"> </text:span><text:span text:style-name="T10">librarian </text:span><text:span text:style-name="T17">I want to know to add/edit/view return details in the library.</text:span></text:p>
      <text:p text:style-name="P32"/>
      <text:p text:style-name="P29"><text:span text:style-name="T26">6</text:span>.ADD/UPDATE/VIEW <text:span text:style-name="T26">STUDENTS</text:span> <text:span text:style-name="T27">(</text:span><text:span text:style-name="T20">CRUD</text:span><text:span text:style-name="T17">)</text:span></text:p>
      <text:p text:style-name="P32"><text:span text:style-name="T17">As a</text:span><text:span text:style-name="T6"> </text:span><text:span text:style-name="T10">librarian </text:span><text:span text:style-name="T17">I want to know to add/edit/view student details in the library. </text:span></text:p>
      <text:p text:style-name="P32"/>
      <text:p text:style-name="P29"><text:span text:style-name="T26">7</text:span>.ADD/UPDATE/VIEW <text:span text:style-name="T26">STAFF</text:span> <text:span text:style-name="T27">(</text:span><text:span text:style-name="T20">CRUD</text:span><text:span text:style-name="T17">)</text:span></text:p>
      <text:p text:style-name="P32"><text:span text:style-name="T17">As a</text:span><text:span text:style-name="T6"> </text:span><text:span text:style-name="T10">librarian </text:span><text:span text:style-name="T17">I want to know to add/edit/view staff details in the library.</text:span></text:p>
      <text:p text:style-name="P32"/>
      <text:p text:style-name="P29"><text:span text:style-name="T26">8</text:span>.ADD/UPDATE/VIEW <text:span text:style-name="T26">FINE</text:span> <text:span text:style-name="T27">(</text:span><text:span text:style-name="T20">CRUD</text:span><text:span text:style-name="T17">)</text:span></text:p>
      <text:p text:style-name="P32"><text:span text:style-name="T17">As a</text:span><text:span text:style-name="T6"> </text:span><text:span text:style-name="T10">librarian </text:span><text:span text:style-name="T17">I want to know to add/edit/view fine details in the library.</text:span></text:p>
      <text:p text:style-name="P32"/>
      <text:p text:style-name="P30"><text:span text:style-name="T26">9</text:span>.<text:span text:style-name="T26">BOOK REPORTS (</text:span><text:span text:style-name="T18">Custom UI</text:span><text:span text:style-name="T16">)</text:span></text:p>
      <text:p text:style-name="P32"><text:span text:style-name="T17">As a</text:span><text:span text:style-name="T6"> </text:span><text:span text:style-name="T10">librarian </text:span><text:span text:style-name="T17">I want to know to view book reports from a start date to end date.</text:span></text:p>
      <text:p text:style-name="P32"/>
      <text:p text:style-name="P29"><text:span text:style-name="T27">10</text:span>. <text:span text:style-name="T26">BORROW REPORTS</text:span> <text:span text:style-name="T26">(</text:span><text:span text:style-name="T18">Custom UI</text:span><text:span text:style-name="T16">)</text:span></text:p>
      <text:p text:style-name="P32"><text:span text:style-name="T17">As a</text:span><text:span text:style-name="T6"> </text:span><text:span text:style-name="T10">librarian </text:span><text:span text:style-name="T17">I want to know to view borrow reports from a start date to end date.</text:span></text:p>
      <text:p text:style-name="P31"/>
      <text:p text:style-name="P27"/>
      <text:p text:style-name="P26"/>
      <text:p text:style-name="P22"/>
      <text:p text:style-name="P23"/>
      <text:p text:style-name="P23"/>
      <text:p text:style-name="P11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0:16:22.878172609</meta:creation-date>
    <dc:date>2017-09-24T22:12:20.688778456</dc:date>
    <meta:editing-duration>PT6H27M47S</meta:editing-duration>
    <meta:editing-cycles>18</meta:editing-cycles>
    <meta:generator>LibreOffice/5.4.1.2.0$Linux_X86_64 LibreOffice_project/40m0$Build-2</meta:generator>
    <meta:document-statistic meta:table-count="0" meta:image-count="0" meta:object-count="0" meta:page-count="2" meta:paragraph-count="41" meta:word-count="473" meta:character-count="2773" meta:non-whitespace-character-count="2322"/>
  </office:meta>
</office:document-meta>
</file>